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Complètement insensible à l'irritation de Lenna, Edward reprit son tour d'horizon après l'avoir observée un instant sans vraiment trouver autre chose que sa tenue à noter. L'air sévère de la jeune femme tranchait vivement avec celui candide dont était empreint le visage du blondin, qui avait la mine déconfite d'un enfant à qui on aurait interdit de jouer. Il n'avait clairement pas l'air de se rendre compte qu'il ennuyait Lenna plus que tout et continuait à agir avec insouciance, sans s'affoler malgré le fait qu'il n'avait absolument aucune idée de l'endroit où il se trouvait. A la dernière remarque de la demoiselle, il se tourna tout de même vers elle, semblant à moitié concerné seulement.</text:p>
      <text:p text:style-name="Text_20_body"/>
      <text:p text:style-name="Text_20_body">-Ah ? C'est bien, ça doit être pratique, il doit faire un peu plus chaud qu'ici.</text:p>
      <text:p text:style-name="Text_20_body"/>
      <text:p text:style-name="Text_20_body">Contrairement à ce que laissaient présager les apparences, il n'y avait ni dérision, ni ironie dans son intervention. Edward avait simplement trouvé la remarque assez peu intéressante et y avait répondu la première chose qui lui passait par la tête. Le garçon n'était pas spécialement familier avec la réputation du quartier Sud de Palema, qui plus est. Issu de la banlieue, il ne connaissait la ville que depuis qu'il était arrivé à la fac quelques mois plus tôt, et ses fréquentations s'arrêtaient globalement au chemin de la gare à l'université. Sa réplique n'avait pas vraiment vocation à être provocante, ni même à faire avancer la discussion. Il s'agissait là simplement d'une réponse à Lenna, moindre des politesses lorsqu'une personne se propose spontanément de vous aider. En parlant de ça, elle semblait de moins en moins encline à lui donner un coup de main, ce qui n'arrangeait pas ses affaires. </text:p>
      <text:p text:style-name="Text_20_body"/>
      <text:p text:style-name="Text_20_body">-Vous savez pas comment retourner à la gare d'ici par hasard ? </text:p>
      <text:p text:style-name="P1">Toujours agrippé à son perchoir improvisé, Edward n'écouta qu'à moitié la réponse de Lenna à sa question, bien trop préoccupé par son problème d'une importance capitale. Il fallait absolument qu'il trouve un moyen de rallumer cette lampe. L'irrégularité provoquée par l'absence de lumière à cet endroit précis était en train de le rendre fou. Ce qui aurait dû être un cercle parfait s'était transformé en une abomination difforme, l'immonde cratère d'obscurité en plein milie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2-28T23:40:28.95</dc:date>
    <dc:creator>Thoé </dc:creator>
    <meta:editing-duration>PT3H14M22S</meta:editing-duration>
    <meta:editing-cycles>149</meta:editing-cycles>
    <meta:generator>OpenOffice/4.1.2$Win32 OpenOffice.org_project/412m3$Build-9782</meta:generator>
    <meta:document-statistic meta:table-count="0" meta:image-count="0" meta:object-count="0" meta:page-count="4" meta:paragraph-count="14" meta:word-count="1055" meta:character-count="6401"/>
  </office:meta>
</office:document-meta>
</file>